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20.3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17.21pt"/>
    </style:style>
    <style:style style:name="co6" style:family="table-column">
      <style:table-column-properties fo:break-before="auto" style:column-width="61.2pt"/>
    </style:style>
    <style:style style:name="co7" style:family="table-column">
      <style:table-column-properties fo:break-before="auto" style:column-width="28.8pt"/>
    </style:style>
    <style:style style:name="co8" style:family="table-column">
      <style:table-column-properties fo:break-before="auto" style:column-width="54.26pt"/>
    </style:style>
    <style:style style:name="co9" style:family="table-column">
      <style:table-column-properties fo:break-before="auto" style:column-width="25.7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8.01pt"/>
    </style:style>
    <style:style style:name="co12" style:family="table-column">
      <style:table-column-properties fo:break-before="auto" style:column-width="30.36pt"/>
    </style:style>
    <style:style style:name="co13" style:family="table-column">
      <style:table-column-properties fo:break-before="auto" style:column-width="19.5pt"/>
    </style:style>
    <style:style style:name="co14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03_gotcha_crash_for_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32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nd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3</text:p>
          </table:table-cell>
          <table:table-cell office:value-type="float" office:value="0.299411006436" calcext:value-type="float">
            <text:p>0.2994110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32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nd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3</text:p>
          </table:table-cell>
          <table:table-cell office:value-type="float" office:value="0.29370212185" calcext:value-type="float">
            <text:p>0.2937021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33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nd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3</text:p>
          </table:table-cell>
          <table:table-cell office:value-type="float" office:value="0.29370212185" calcext:value-type="float">
            <text:p>0.2937021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33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nd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3</text:p>
          </table:table-cell>
          <table:table-cell office:value-type="float" office:value="0.286128032017" calcext:value-type="float">
            <text:p>0.286128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34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nd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3</text:p>
          </table:table-cell>
          <table:table-cell office:value-type="float" office:value="0.286128032017" calcext:value-type="float">
            <text:p>0.286128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34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nd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3</text:p>
          </table:table-cell>
          <table:table-cell office:value-type="float" office:value="0.28609518829" calcext:value-type="float">
            <text:p>0.2860951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35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nd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3</text:p>
          </table:table-cell>
          <table:table-cell office:value-type="float" office:value="0.28609518829" calcext:value-type="float">
            <text:p>0.2860951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36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nd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3</text:p>
          </table:table-cell>
          <table:table-cell office:value-type="float" office:value="0.291452923926" calcext:value-type="float">
            <text:p>0.2914529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36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nd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3</text:p>
          </table:table-cell>
          <table:table-cell office:value-type="float" office:value="0.277897431294" calcext:value-type="float">
            <text:p>0.2778974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37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nd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3</text:p>
          </table:table-cell>
          <table:table-cell office:value-type="float" office:value="0.277897431294" calcext:value-type="float">
            <text:p>0.2778974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38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nd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3</text:p>
          </table:table-cell>
          <table:table-cell office:value-type="float" office:value="0.293255042474" calcext:value-type="float">
            <text:p>0.2932550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38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3</text:p>
          </table:table-cell>
          <table:table-cell office:value-type="float" office:value="0.297934445231" calcext:value-type="float">
            <text:p>0.2979344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39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3</text:p>
          </table:table-cell>
          <table:table-cell office:value-type="float" office:value="0.297934445231" calcext:value-type="float">
            <text:p>0.2979344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39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nd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3</text:p>
          </table:table-cell>
          <table:table-cell office:value-type="float" office:value="0.299020790882" calcext:value-type="float">
            <text:p>0.2990207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0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nd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3</text:p>
          </table:table-cell>
          <table:table-cell office:value-type="float" office:value="0.299020790882" calcext:value-type="float">
            <text:p>0.2990207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0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3</text:p>
          </table:table-cell>
          <table:table-cell office:value-type="float" office:value="0.295689573084" calcext:value-type="float">
            <text:p>0.2956895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1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3</text:p>
          </table:table-cell>
          <table:table-cell office:value-type="float" office:value="0.295689573084" calcext:value-type="float">
            <text:p>0.2956895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1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3</text:p>
          </table:table-cell>
          <table:table-cell office:value-type="float" office:value="0.283713899649" calcext:value-type="float">
            <text:p>0.2837138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3</text:p>
          </table:table-cell>
          <table:table-cell office:value-type="float" office:value="0.283713899649" calcext:value-type="float">
            <text:p>0.2837138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2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3</text:p>
          </table:table-cell>
          <table:table-cell office:value-type="float" office:value="0.276281762016" calcext:value-type="float">
            <text:p>0.2762817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3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3</text:p>
          </table:table-cell>
          <table:table-cell office:value-type="float" office:value="0.276281762016" calcext:value-type="float">
            <text:p>0.2762817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3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3</text:p>
          </table:table-cell>
          <table:table-cell office:value-type="float" office:value="0.275119726916" calcext:value-type="float">
            <text:p>0.2751197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3</text:p>
          </table:table-cell>
          <table:table-cell office:value-type="float" office:value="0.275119726916" calcext:value-type="float">
            <text:p>0.2751197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4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3</text:p>
          </table:table-cell>
          <table:table-cell office:value-type="float" office:value="0.273979184595" calcext:value-type="float">
            <text:p>0.2739791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5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3</text:p>
          </table:table-cell>
          <table:table-cell office:value-type="float" office:value="0.273979184595" calcext:value-type="float">
            <text:p>0.2739791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simul_tick</text:p>
          </table:table-cell>
          <table:table-cell office:value-type="string" calcext:value-type="string">
            <text:p>[45]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3</text:p>
          </table:table-cell>
          <table:table-cell office:value-type="float" office:value="0.276298818138" calcext:value-type="float">
            <text:p>0.276298818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2">00/00/0000</text:date>, <text:time style:data-style-name="N2" text:time-value="13:05:57.258231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1-03-22T13:06:05.204389363</dc:date>
    <meta:editing-duration>PT8S</meta:editing-duration>
    <meta:editing-cycles>1</meta:editing-cycles>
    <meta:document-statistic meta:table-count="1" meta:cell-count="442" meta:object-count="0"/>
  </office:meta>
</office:document-meta>
</file>